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ad28" officeooo:paragraph-rsid="0018ad28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Standard">
      <style:text-properties fo:font-size="15pt" officeooo:rsid="0018ad28" officeooo:paragraph-rsid="0018ad28" style:font-size-asian="15pt" style:language-asian="zh" style:country-asian="CN" style:font-size-complex="15pt"/>
    </style:style>
    <style:style style:name="P3" style:family="paragraph" style:parent-style-name="Standard">
      <style:text-properties fo:font-size="15pt" officeooo:rsid="0018ad28" officeooo:paragraph-rsid="001a9f24" style:font-size-asian="15pt" style:language-asian="zh" style:country-asian="CN" style:font-size-complex="15pt"/>
    </style:style>
    <style:style style:name="P4" style:family="paragraph" style:parent-style-name="Standard">
      <style:text-properties fo:font-size="15pt" officeooo:rsid="001e0a81" officeooo:paragraph-rsid="001e0a81" style:font-size-asian="15pt" style:language-asian="zh" style:country-asian="CN" style:font-size-complex="15pt"/>
    </style:style>
    <style:style style:name="P5" style:family="paragraph" style:parent-style-name="Standard">
      <style:text-properties fo:font-size="15pt" officeooo:rsid="001b8bb9" officeooo:paragraph-rsid="001b8bb9" style:font-size-asian="15pt" style:language-asian="zh" style:country-asian="CN" style:font-size-complex="15pt"/>
    </style:style>
    <style:style style:name="P6" style:family="paragraph" style:parent-style-name="Standard">
      <style:text-properties fo:font-size="16pt" fo:font-weight="bold" officeooo:rsid="001e915b" officeooo:paragraph-rsid="001e915b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c8f7c" officeooo:paragraph-rsid="001e915b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officeooo:rsid="0018b7f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8ad28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c8f7c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chronized同步锁的对象剖析:</text:p>
      <text:p text:style-name="P2">synchronized同步的代码块的锁对象可以是任意类对象(线程的实现方式是使用继承Thread)这个对象必须是线程类共享的(静态的)</text:p>
      <text:p text:style-name="P3">synchronized<text:span text:style-name="T1">可以加在方法上，如果是静态方法</text:span>synchronized<text:span text:style-name="T1">的锁对象就是类的类对象，</text:span><text:span text:style-name="T2">synchronized</text:span><text:span text:style-name="T1">如果不是加在对象方法上，那么它的锁就是this</text:span></text:p>
      <text:p text:style-name="P4">Thread的继承类上的<text:span text:style-name="T3">synchronized</text:span><text:span text:style-name="T2">必须是类的static方法才能实现同步锁的功能，</text:span></text:p>
      <text:p text:style-name="P6">public synchronized static int Qu(int num){</text:p>
      <text:p text:style-name="P5">对象方法上可以直接使用<text:span text:style-name="T3">synchronized</text:span><text:span text:style-name="T4">(使用在Runnable接口类的方法上)</text:span></text:p>
      <text:p text:style-name="P7">public <text:s/>synchronized void Piao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7M21S</meta:editing-duration>
    <meta:editing-cycles>8</meta:editing-cycles>
    <meta:generator>LibreOffice/5.3.0.3$Windows_X86_64 LibreOffice_project/7074905676c47b82bbcfbea1aeefc84afe1c50e1</meta:generator>
    <dc:date>2018-01-06T15:32:56.213000000</dc:date>
    <meta:document-statistic meta:table-count="0" meta:image-count="0" meta:object-count="0" meta:page-count="1" meta:paragraph-count="7" meta:word-count="172" meta:character-count="341" meta:non-whitespace-character-count="332"/>
    <meta:user-defined meta:name="Info 1"/>
    <meta:user-defined meta:name="Info 2"/>
    <meta:user-defined meta:name="Info 3"/>
    <meta:user-defined meta:name="Info 4"/>
  </office:meta>
</office:document-meta>
</file>